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edAnnotation.setAnnotationAttributes( AnnotationAttribute [ ] annotatio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dAnnotation.Proces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cessedAnnotation.getAnnotat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dAnnotation.getAnnot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dAnnotation.ProcessedAnnotation( String annotationName , AnnotationAttribute [ ] annotatio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edAnnotation.setAnnotationName( String annot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